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30000008DB643D2C7360249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SC1" svg:font-family="'Noto Sans Mono CJK SC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6.921cm" fo:margin-left="0.092cm" table:align="left" style:may-break-between-rows="false"/>
    </style:style>
    <style:style style:name="Tabla2.A" style:family="table-column">
      <style:table-column-properties style:column-width="3.512cm"/>
    </style:style>
    <style:style style:name="Tabla2.B" style:family="table-column">
      <style:table-column-properties style:column-width="13.409cm"/>
    </style:style>
    <style:style style:name="Tabla2.A1" style:family="table-cell">
      <style:table-cell-properties fo:padding="0.101cm" fo:border="none"/>
    </style:style>
    <style:style style:name="P1" style:family="paragraph" style:parent-style-name="Standard">
      <style:text-properties officeooo:rsid="0042e0c7" officeooo:paragraph-rsid="003596bd"/>
    </style:style>
    <style:style style:name="P2" style:family="paragraph" style:parent-style-name="Standard">
      <style:text-properties officeooo:rsid="005ee661" officeooo:paragraph-rsid="00837207"/>
    </style:style>
    <style:style style:name="P3" style:family="paragraph" style:parent-style-name="Standard">
      <style:text-properties fo:font-size="16pt" officeooo:rsid="00161eec" officeooo:paragraph-rsid="00661cfa" style:font-size-asian="16pt" style:font-size-complex="16pt"/>
    </style:style>
    <style:style style:name="P4" style:family="paragraph" style:parent-style-name="Standard">
      <style:text-properties officeooo:paragraph-rsid="0075ff3d"/>
    </style:style>
    <style:style style:name="P5" style:family="paragraph" style:parent-style-name="Standard">
      <style:text-properties officeooo:paragraph-rsid="0077f74f"/>
    </style:style>
    <style:style style:name="P6" style:family="paragraph" style:parent-style-name="Standard">
      <style:text-properties officeooo:paragraph-rsid="007a2a1c"/>
    </style:style>
    <style:style style:name="P7" style:family="paragraph" style:parent-style-name="Standard">
      <style:text-properties officeooo:rsid="007a2a1c" officeooo:paragraph-rsid="007a2a1c"/>
    </style:style>
    <style:style style:name="P8" style:family="paragraph" style:parent-style-name="Standard">
      <style:text-properties officeooo:paragraph-rsid="007ff4a5"/>
    </style:style>
    <style:style style:name="P9" style:family="paragraph" style:parent-style-name="Standard">
      <style:text-properties officeooo:rsid="0084d16d" officeooo:paragraph-rsid="0084d16d"/>
    </style:style>
    <style:style style:name="P10" style:family="paragraph" style:parent-style-name="Standard">
      <style:text-properties officeooo:rsid="0088cb7e" officeooo:paragraph-rsid="0088cb7e"/>
    </style:style>
    <style:style style:name="P11" style:family="paragraph" style:parent-style-name="Standard">
      <style:text-properties officeooo:rsid="00837207" officeooo:paragraph-rsid="0080abc6"/>
    </style:style>
    <style:style style:name="P12" style:family="paragraph" style:parent-style-name="Standard">
      <style:text-properties officeooo:rsid="0077f74f" officeooo:paragraph-rsid="0077f74f"/>
    </style:style>
    <style:style style:name="P13" style:family="paragraph" style:parent-style-name="Standard">
      <style:text-properties officeooo:paragraph-rsid="00897233"/>
    </style:style>
    <style:style style:name="P14" style:family="paragraph" style:parent-style-name="Standard">
      <style:text-properties officeooo:rsid="008cfc76" officeooo:paragraph-rsid="008cfc76"/>
    </style:style>
    <style:style style:name="P15" style:family="paragraph" style:parent-style-name="Standard">
      <style:text-properties officeooo:rsid="008cfc76" officeooo:paragraph-rsid="0092487e"/>
    </style:style>
    <style:style style:name="P16" style:family="paragraph" style:parent-style-name="Standard">
      <style:text-properties officeooo:rsid="008848b2" officeooo:paragraph-rsid="00905dd2"/>
    </style:style>
    <style:style style:name="P17" style:family="paragraph" style:parent-style-name="Standard">
      <style:text-properties officeooo:rsid="008848b2" officeooo:paragraph-rsid="008848b2"/>
    </style:style>
    <style:style style:name="P18" style:family="paragraph" style:parent-style-name="Standard">
      <style:text-properties officeooo:rsid="00905dd2" officeooo:paragraph-rsid="00905dd2"/>
    </style:style>
    <style:style style:name="P19" style:family="paragraph" style:parent-style-name="Standard">
      <style:text-properties officeooo:rsid="009460d6" officeooo:paragraph-rsid="009460d6"/>
    </style:style>
    <style:style style:name="P20" style:family="paragraph" style:parent-style-name="Standard">
      <style:text-properties officeooo:rsid="0095c048" officeooo:paragraph-rsid="0095c048"/>
    </style:style>
    <style:style style:name="P21" style:family="paragraph" style:parent-style-name="Standard">
      <style:text-properties officeooo:rsid="009884f7" officeooo:paragraph-rsid="009884f7"/>
    </style:style>
    <style:style style:name="P22" style:family="paragraph" style:parent-style-name="Standard">
      <style:text-properties officeooo:rsid="0099d9b5" officeooo:paragraph-rsid="0099d9b5"/>
    </style:style>
    <style:style style:name="P23" style:family="paragraph" style:parent-style-name="Standard">
      <style:text-properties officeooo:rsid="00a21317" officeooo:paragraph-rsid="00a21317"/>
    </style:style>
    <style:style style:name="P24" style:family="paragraph" style:parent-style-name="Standard">
      <style:text-properties officeooo:rsid="00a396ed" officeooo:paragraph-rsid="00a396ed"/>
    </style:style>
    <style:style style:name="P25" style:family="paragraph" style:parent-style-name="Standard">
      <style:text-properties officeooo:rsid="00ae2788" officeooo:paragraph-rsid="00ae2788"/>
    </style:style>
    <style:style style:name="P26" style:family="paragraph" style:parent-style-name="Standard">
      <style:text-properties officeooo:rsid="00ae2788" officeooo:paragraph-rsid="00b19bd8"/>
    </style:style>
    <style:style style:name="P27" style:family="paragraph" style:parent-style-name="Standard">
      <style:text-properties officeooo:paragraph-rsid="00b063bc"/>
    </style:style>
    <style:style style:name="P28" style:family="paragraph" style:parent-style-name="Standard">
      <style:text-properties officeooo:paragraph-rsid="00b19bd8"/>
    </style:style>
    <style:style style:name="P29" style:family="paragraph" style:parent-style-name="Standard">
      <style:text-properties officeooo:paragraph-rsid="00b4e0b9"/>
    </style:style>
    <style:style style:name="P30" style:family="paragraph" style:parent-style-name="Código">
      <style:text-properties officeooo:paragraph-rsid="0075ff3d"/>
    </style:style>
    <style:style style:name="P31" style:family="paragraph" style:parent-style-name="Código">
      <style:text-properties officeooo:rsid="007a2a1c" officeooo:paragraph-rsid="007a2a1c"/>
    </style:style>
    <style:style style:name="P32" style:family="paragraph" style:parent-style-name="Código">
      <style:text-properties officeooo:paragraph-rsid="00837207"/>
    </style:style>
    <style:style style:name="P33" style:family="paragraph" style:parent-style-name="Código">
      <style:text-properties officeooo:paragraph-rsid="0088cb7e"/>
    </style:style>
    <style:style style:name="P34" style:family="paragraph" style:parent-style-name="Código">
      <style:text-properties fo:font-style="normal" officeooo:rsid="008cfc76" officeooo:paragraph-rsid="008cfc76" style:font-style-asian="normal" style:font-style-complex="normal"/>
    </style:style>
    <style:style style:name="P35" style:family="paragraph" style:parent-style-name="Código">
      <style:text-properties officeooo:paragraph-rsid="008d05d2"/>
    </style:style>
    <style:style style:name="P36" style:family="paragraph" style:parent-style-name="Código">
      <style:text-properties fo:font-style="italic" officeooo:rsid="0077f74f" style:font-style-asian="italic" style:font-style-complex="italic"/>
    </style:style>
    <style:style style:name="P37" style:family="paragraph" style:parent-style-name="Código">
      <style:text-properties fo:font-style="italic" officeooo:rsid="008cfc76" officeooo:paragraph-rsid="008cfc76" style:font-style-asian="italic" style:font-style-complex="italic"/>
    </style:style>
    <style:style style:name="P38" style:family="paragraph" style:parent-style-name="Código">
      <style:text-properties officeooo:rsid="00905dd2" officeooo:paragraph-rsid="009460d6"/>
    </style:style>
    <style:style style:name="P39" style:family="paragraph" style:parent-style-name="Código">
      <style:text-properties officeooo:paragraph-rsid="009460d6"/>
    </style:style>
    <style:style style:name="P40" style:family="paragraph" style:parent-style-name="Código">
      <style:text-properties officeooo:paragraph-rsid="00a00150"/>
    </style:style>
    <style:style style:name="P4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2" style:family="paragraph" style:parent-style-name="Standard">
      <style:paragraph-properties fo:margin-left="0.741cm" fo:margin-right="0cm" fo:text-indent="0cm" style:auto-text-indent="false"/>
    </style:style>
    <style:style style:name="P43" style:family="paragraph" style:parent-style-name="Horizontal_20_Line">
      <style:text-properties officeooo:paragraph-rsid="00b19bd8"/>
    </style:style>
    <style:style style:name="P44" style:family="paragraph" style:parent-style-name="Table_20_Contents">
      <style:text-properties officeooo:paragraph-rsid="00b19bd8"/>
    </style:style>
    <style:style style:name="P45" style:family="paragraph" style:parent-style-name="Text_20_body">
      <style:text-properties fo:font-size="10pt" officeooo:rsid="00215314" officeooo:paragraph-rsid="00b19bd8" style:font-size-asian="10pt" style:font-size-complex="10pt"/>
    </style:style>
    <style:style style:name="P46" style:family="paragraph" style:parent-style-name="Text_20_body">
      <style:text-properties fo:font-size="10pt" officeooo:paragraph-rsid="00b19bd8" style:font-size-asian="10pt" style:font-size-complex="10pt"/>
    </style:style>
    <style:style style:name="P4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8" style:family="paragraph" style:parent-style-name="Heading_20_3">
      <style:text-properties officeooo:rsid="005ee661" officeooo:paragraph-rsid="005ee661"/>
    </style:style>
    <style:style style:name="P49" style:family="paragraph" style:parent-style-name="Heading_20_3">
      <style:text-properties officeooo:paragraph-rsid="0080abc6"/>
    </style:style>
    <style:style style:name="P50" style:family="paragraph" style:parent-style-name="Heading_20_3">
      <style:text-properties officeooo:paragraph-rsid="006933ac"/>
    </style:style>
    <style:style style:name="P51" style:family="paragraph" style:parent-style-name="Heading_20_3">
      <style:text-properties officeooo:paragraph-rsid="008848b2"/>
    </style:style>
    <style:style style:name="P52" style:family="paragraph" style:parent-style-name="Standard" style:list-style-name="L1">
      <style:text-properties officeooo:paragraph-rsid="00b063bc"/>
    </style:style>
    <style:style style:name="P53" style:family="paragraph" style:parent-style-name="Standard" style:list-style-name="L2"/>
    <style:style style:name="P54" style:family="paragraph" style:parent-style-name="Standard" style:list-style-name="L2">
      <style:text-properties officeooo:rsid="00a21317" officeooo:paragraph-rsid="00a21317"/>
    </style:style>
    <style:style style:name="P55" style:family="paragraph" style:parent-style-name="Standard" style:list-style-name="L2">
      <style:text-properties officeooo:rsid="00b27a9a" officeooo:paragraph-rsid="00b27a9a"/>
    </style:style>
    <style:style style:name="P56" style:family="paragraph" style:parent-style-name="Standard" style:list-style-name="L2">
      <style:text-properties officeooo:rsid="00a396ed" officeooo:paragraph-rsid="00a21317"/>
    </style:style>
    <style:style style:name="P57" style:family="paragraph" style:parent-style-name="Standard" style:list-style-name="L2">
      <style:text-properties officeooo:rsid="00a396ed" officeooo:paragraph-rsid="00a396ed"/>
    </style:style>
    <style:style style:name="P58" style:family="paragraph" style:parent-style-name="Standard" style:list-style-name="L2">
      <style:text-properties officeooo:rsid="00a54118" officeooo:paragraph-rsid="00a54118"/>
    </style:style>
    <style:style style:name="P59" style:family="paragraph" style:parent-style-name="Standard" style:list-style-name="L3"/>
    <style:style style:name="P60" style:family="paragraph" style:parent-style-name="Standard" style:list-style-name="L3">
      <style:text-properties officeooo:rsid="00a71f40" officeooo:paragraph-rsid="00a71f40"/>
    </style:style>
    <style:style style:name="P61" style:family="paragraph" style:parent-style-name="Standard" style:list-style-name="L2">
      <style:text-properties officeooo:rsid="00ac3a4b" officeooo:paragraph-rsid="00ac3a4b"/>
    </style:style>
    <style:style style:name="P62" style:family="paragraph" style:parent-style-name="Standard" style:list-style-name="L2">
      <style:text-properties officeooo:rsid="00ae2788" officeooo:paragraph-rsid="00ae2788"/>
    </style:style>
    <style:style style:name="T1" style:family="text">
      <style:text-properties officeooo:rsid="0018a74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7d93d6" style:font-style-asian="italic" style:font-style-complex="italic"/>
    </style:style>
    <style:style style:name="T4" style:family="text">
      <style:text-properties fo:font-style="italic" officeooo:rsid="007cb2ce" style:font-style-asian="italic" style:font-style-complex="italic"/>
    </style:style>
    <style:style style:name="T5" style:family="text">
      <style:text-properties fo:font-style="italic" officeooo:rsid="007ff4a5" style:font-style-asian="italic" style:font-style-complex="italic"/>
    </style:style>
    <style:style style:name="T6" style:family="text">
      <style:text-properties fo:font-style="italic" officeooo:rsid="0080abc6" style:font-style-asian="italic" style:font-style-complex="italic"/>
    </style:style>
    <style:style style:name="T7" style:family="text">
      <style:text-properties fo:font-style="italic" officeooo:rsid="0088cb7e" style:font-style-asian="italic" style:font-style-complex="italic"/>
    </style:style>
    <style:style style:name="T8" style:family="text">
      <style:text-properties fo:font-style="italic" officeooo:rsid="00905dd2" style:font-style-asian="italic" style:font-style-complex="italic"/>
    </style:style>
    <style:style style:name="T9" style:family="text">
      <style:text-properties fo:font-style="italic" officeooo:rsid="00b4e0b9" style:font-style-asian="italic" style:font-style-complex="italic"/>
    </style:style>
    <style:style style:name="T10" style:family="text">
      <style:text-properties officeooo:rsid="002520fe"/>
    </style:style>
    <style:style style:name="T11" style:family="text">
      <style:text-properties officeooo:rsid="00683f8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897233" style:font-style-asian="normal" style:font-style-complex="normal"/>
    </style:style>
    <style:style style:name="T14" style:family="text">
      <style:text-properties fo:font-style="normal" officeooo:rsid="009460d6" style:font-style-asian="normal" style:font-style-complex="normal"/>
    </style:style>
    <style:style style:name="T15" style:family="text">
      <style:text-properties officeooo:rsid="0075ff3d"/>
    </style:style>
    <style:style style:name="T16" style:family="text">
      <style:text-properties officeooo:rsid="0077f74f"/>
    </style:style>
    <style:style style:name="T17" style:family="text">
      <style:text-properties officeooo:rsid="007a2a1c"/>
    </style:style>
    <style:style style:name="T18" style:family="text">
      <style:text-properties officeooo:rsid="007cb2ce"/>
    </style:style>
    <style:style style:name="T19" style:family="text">
      <style:text-properties officeooo:rsid="007d93d6"/>
    </style:style>
    <style:style style:name="T20" style:family="text">
      <style:text-properties officeooo:rsid="007f8e5a"/>
    </style:style>
    <style:style style:name="T21" style:family="text">
      <style:text-properties officeooo:rsid="007fb486"/>
    </style:style>
    <style:style style:name="T22" style:family="text">
      <style:text-properties officeooo:rsid="007ff4a5"/>
    </style:style>
    <style:style style:name="T23" style:family="text">
      <style:text-properties officeooo:rsid="0080abc6"/>
    </style:style>
    <style:style style:name="T24" style:family="text">
      <style:text-properties officeooo:rsid="00837207"/>
    </style:style>
    <style:style style:name="T25" style:family="text">
      <style:text-properties officeooo:rsid="00858e14"/>
    </style:style>
    <style:style style:name="T26" style:family="text">
      <style:text-properties officeooo:rsid="008848b2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officeooo:rsid="008848b2" style:font-size-asian="11pt" style:font-size-complex="11pt"/>
    </style:style>
    <style:style style:name="T29" style:family="text">
      <style:text-properties fo:font-size="11pt" officeooo:rsid="0075ff3d" style:font-size-asian="11pt" style:font-size-complex="11pt"/>
    </style:style>
    <style:style style:name="T30" style:family="text">
      <style:text-properties fo:font-size="11pt" officeooo:rsid="0080abc6" style:font-size-asian="11pt" style:font-size-complex="11pt"/>
    </style:style>
    <style:style style:name="T31" style:family="text">
      <style:text-properties officeooo:rsid="0088cb7e"/>
    </style:style>
    <style:style style:name="T32" style:family="text">
      <style:text-properties officeooo:rsid="00897233"/>
    </style:style>
    <style:style style:name="T33" style:family="text">
      <style:text-properties officeooo:rsid="0089fe1d"/>
    </style:style>
    <style:style style:name="T34" style:family="text">
      <style:text-properties officeooo:rsid="008b760f"/>
    </style:style>
    <style:style style:name="T35" style:family="text">
      <style:text-properties officeooo:rsid="008cfc76"/>
    </style:style>
    <style:style style:name="T36" style:family="text">
      <style:text-properties officeooo:rsid="008e81b3"/>
    </style:style>
    <style:style style:name="T37" style:family="text">
      <style:text-properties officeooo:rsid="00905dd2"/>
    </style:style>
    <style:style style:name="T38" style:family="text">
      <style:text-properties officeooo:rsid="0092487e"/>
    </style:style>
    <style:style style:name="T39" style:family="text">
      <style:text-properties officeooo:rsid="009460d6"/>
    </style:style>
    <style:style style:name="T40" style:family="text">
      <style:text-properties officeooo:rsid="0095c048"/>
    </style:style>
    <style:style style:name="T41" style:family="text">
      <style:text-properties officeooo:rsid="009884f7"/>
    </style:style>
    <style:style style:name="T42" style:family="text">
      <style:text-properties officeooo:rsid="009d03ae"/>
    </style:style>
    <style:style style:name="T43" style:family="text">
      <style:text-properties officeooo:rsid="009f617b"/>
    </style:style>
    <style:style style:name="T44" style:family="text">
      <style:text-properties officeooo:rsid="00a00150"/>
    </style:style>
    <style:style style:name="T45" style:family="text">
      <style:text-properties officeooo:rsid="00a2001e"/>
    </style:style>
    <style:style style:name="T46" style:family="text">
      <style:text-properties officeooo:rsid="00a54118"/>
    </style:style>
    <style:style style:name="T47" style:family="text">
      <style:text-properties officeooo:rsid="00a71f40"/>
    </style:style>
    <style:style style:name="T48" style:family="text">
      <style:text-properties officeooo:rsid="00a95bff"/>
    </style:style>
    <style:style style:name="T49" style:family="text">
      <style:text-properties officeooo:rsid="00ac637f"/>
    </style:style>
    <style:style style:name="T50" style:family="text">
      <style:text-properties officeooo:rsid="00ae2788"/>
    </style:style>
    <style:style style:name="T51" style:family="text">
      <style:text-properties style:text-underline-style="none" officeooo:rsid="00ae2788"/>
    </style:style>
    <style:style style:name="T52" style:family="text">
      <style:text-properties style:text-underline-style="none" officeooo:rsid="00ac637f"/>
    </style:style>
    <style:style style:name="T53" style:family="text">
      <style:text-properties officeooo:rsid="00affff5"/>
    </style:style>
    <style:style style:name="T54" style:family="text">
      <style:text-properties officeooo:rsid="00b063bc"/>
    </style:style>
    <style:style style:name="T55" style:family="text">
      <style:text-properties officeooo:rsid="001aae72"/>
    </style:style>
    <style:style style:name="T56" style:family="text">
      <style:text-properties officeooo:rsid="0011a93d"/>
    </style:style>
    <style:style style:name="T57" style:family="text">
      <style:text-properties officeooo:rsid="00215314"/>
    </style:style>
    <style:style style:name="T58" style:family="text">
      <style:text-properties officeooo:rsid="00b23f87"/>
    </style:style>
    <style:style style:name="T59" style:family="text">
      <style:text-properties officeooo:rsid="00b27a9a"/>
    </style:style>
    <style:style style:name="T60" style:family="text">
      <style:text-properties officeooo:rsid="00b4a48f"/>
    </style:style>
    <style:style style:name="T61" style:family="text">
      <style:text-properties officeooo:rsid="00b4e0b9"/>
    </style:style>
    <style:style style:name="T62" style:family="text">
      <style:text-properties officeooo:rsid="00b51998"/>
    </style:style>
    <style:style style:name="T63" style:family="text">
      <style:text-properties officeooo:rsid="00b72c4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<text:span text:style-name="T10">Curso Básico de </text:span>Python</text:p>
      <text:p text:style-name="Standard"/>
      <text:p text:style-name="Title"><text:span text:style-name="T11">3</text:span><text:span text:style-name="T1">. </text:span><text:span text:style-name="T11">Control de Flujo</text:span>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Contenido</text:p>
          </text:index-title>
          <text:p text:style-name="P41"><text:a xlink:type="simple" xlink:href="#__RefHeading___Toc11369_3545566123" text:style-name="Index_20_Link" text:visited-style-name="Index_20_Link">1 Sintaxis<text:tab/>1</text:a></text:p>
          <text:p text:style-name="P41"><text:a xlink:type="simple" xlink:href="#__RefHeading___Toc575_3576056183" text:style-name="Index_20_Link" text:visited-style-name="Index_20_Link">2 Sentencia if<text:tab/>2</text:a></text:p>
          <text:p text:style-name="P41"><text:a xlink:type="simple" xlink:href="#__RefHeading___Toc577_3576056183" text:style-name="Index_20_Link" text:visited-style-name="Index_20_Link">3 Sentencia while<text:tab/>2</text:a></text:p>
          <text:p text:style-name="P41"><text:a xlink:type="simple" xlink:href="#__RefHeading___Toc579_3576056183" text:style-name="Index_20_Link" text:visited-style-name="Index_20_Link">4 Sentencia for<text:tab/>3</text:a></text:p>
          <text:p text:style-name="P41"><text:a xlink:type="simple" xlink:href="#__RefHeading___Toc603_3576056183" text:style-name="Index_20_Link" text:visited-style-name="Index_20_Link">5 Sentencia range<text:tab/>3</text:a></text:p>
          <text:p text:style-name="P41"><text:a xlink:type="simple" xlink:href="#__RefHeading___Toc605_3576056183" text:style-name="Index_20_Link" text:visited-style-name="Index_20_Link">6 Sentencias break y continue<text:tab/>4</text:a></text:p>
          <text:p text:style-name="P41"><text:a xlink:type="simple" xlink:href="#__RefHeading___Toc607_3576056183" text:style-name="Index_20_Link" text:visited-style-name="Index_20_Link">7 Sentencia pass<text:tab/>4</text:a></text:p>
          <text:p text:style-name="P41"><text:a xlink:type="simple" xlink:href="#__RefHeading___Toc609_3576056183" text:style-name="Index_20_Link" text:visited-style-name="Index_20_Link">8 Sentencia match<text:tab/>5</text:a></text:p>
          <text:p text:style-name="P41"><text:a xlink:type="simple" xlink:href="#__RefHeading___Toc1088_635396442" text:style-name="Index_20_Link" text:visited-style-name="Index_20_Link">9 Ejercicios<text:tab/>5</text:a></text:p>
        </text:index-body>
      </text:table-of-content>
      <text:p text:style-name="Standard"/>
      <text:p text:style-name="Standard"><text:span text:style-name="T16">Esta </text:span>unidad <text:span text:style-name="T16">describe las estructuras de control usadas para definir qué sentencias se ejecutan, </text:span><text:span text:style-name="T58">cuántas veces, </text:span><text:span text:style-name="T16">en qué condiciones, </text:span><text:span text:style-name="T58">cómo sigue el proceso después</text:span><text:span text:style-name="T16">. </text:span><text:span text:style-name="T54">L</text:span>as sentencias están descritas en una versión simplificada; algunas de ellas tienen estructuras opcionales más complejas. Los ejemplos mencionados están disponibles en el sitio y pueden correrse como módulos.</text:p>
      <text:p text:style-name="Standard"/>
      <text:p text:style-name="P27">Lecturas recomendadas:</text:p>
      <text:list xml:id="list1988782311" text:style-name="L1">
        <text:list-item>
          <text:p text:style-name="P52"><text:a xlink:type="simple" xlink:href="https://docs.python.org/es/3/tutorial/index.html" text:style-name="Internet_20_link" text:visited-style-name="Visited_20_Internet_20_Link">Tutorial de Python</text:a>, <text:span text:style-name="T54">sección </text:span><text:a xlink:type="simple" xlink:href="https://docs.python.org/es/3/tutorial/introduction.html#first-steps-towards-programming" text:style-name="Internet_20_link" text:visited-style-name="Visited_20_Internet_20_Link"><text:span text:style-name="T54">3.2 Primeros pasos hacia la programación</text:span></text:a><text:span text:style-name="T54">. En el capítulo </text:span><text:a xlink:type="simple" xlink:href="https://docs.python.org/es/3/tutorial/controlflow.html" text:style-name="Internet_20_link" text:visited-style-name="Visited_20_Internet_20_Link"><text:span text:style-name="T54">4 Más herramientas de control de flujo</text:span></text:a><text:span text:style-name="T54">, secciones 4.1 a 4.5. La sección 4.6 trata la sentencia </text:span><text:span text:style-name="Source_20_Text"><text:span text:style-name="T54">match</text:span></text:span><text:span text:style-name="T54">, disponible recién a partir de la versión de Python 3.10, aún no </text:span><text:span text:style-name="T60">incluida en muchas distribuciones ni en los intérpretes en línea, por lo que no la tratamos en esta versión del curso.</text:span></text:p>
        </text:list-item>
      </text:list>
      <text:p text:style-name="P27"/>
      <text:h text:style-name="P48" text:outline-level="3"><text:bookmark-start text:name="__RefHeading___Toc11369_3545566123"/>S<text:span text:style-name="T21">intaxis</text:span><text:bookmark-end text:name="__RefHeading___Toc11369_3545566123"/></text:h>
      <text:p text:style-name="Standard"><text:span text:style-name="T21">Las sentencias de Python deben escribirse respetando </text:span><text:span text:style-name="T61">reglas </text:span><text:span text:style-name="T21">estrictas, único modo para lograr </text:span><text:span text:style-name="T58">l</text:span><text:span text:style-name="T21">a interpretación correcta por parte de una máquina. El conjunto de reglas para escribir correctamente las </text:span><text:span text:style-name="T22">instrucciones en un lenguaje </text:span><text:span text:style-name="T21">de programación </text:span><text:span text:style-name="T22">se denomina </text:span><text:span text:style-name="T5">sintaxis</text:span><text:span text:style-name="T21">. </text:span><text:span text:style-name="T22">Python provee informacióin sobre la sintaxis de sus comandos a través del comando </text:span><text:span text:style-name="Source_20_Text"><text:span text:style-name="T22">help</text:span></text:span><text:span text:style-name="T22">. Por ejemplo, e</text:span><text:span text:style-name="T18">l comando </text:span><text:span text:style-name="Source_20_Text"><text:span text:style-name="T18">help("if")</text:span></text:span><text:span text:style-name="T18"> nos muestra la siguiente salida:</text:span></text:p>
      <text:p text:style-name="Código">The "if" statement is used for conditional execution:</text:p>
      <text:p text:style-name="Código"/>
      <text:p text:style-name="Código"><text:s text:c="3"/>if_stmt ::= "if" assignment_expression ":" suite</text:p>
      <text:p text:style-name="Código"><text:s text:c="15"/>("elif" assignment_expression ":" suite)*</text:p>
      <text:p text:style-name="Código"><text:s text:c="15"/>["else" ":" suite]</text:p>
      <text:p text:style-name="P29"><text:span text:style-name="T18">Aquí nos dice que la sentencia </text:span><text:span text:style-name="Source_20_Text"><text:span text:style-name="T18">if</text:span></text:span><text:span text:style-name="T18"> se usa para la ejecución condicional, es decir, la ejecución de un </text:span><text:span text:style-name="T19">bloque </text:span><text:span text:style-name="T18">de sentencias (</text:span><text:span text:style-name="T4">suite</text:span><text:span text:style-name="T18">) si se cumple una cierta condición, y solo en ese caso. </text:span><text:span text:style-name="T22">La sintaxis está expresada como una fórmula: </text:span><text:span text:style-name="Source_20_Text"><text:span text:style-name="T22">if_stmt</text:span></text:span><text:span text:style-name="T22"> es el nombre de esta definición, y el símbolo </text:span><text:span text:style-name="Source_20_Text"><text:span text:style-name="T22">::=</text:span></text:span><text:span text:style-name="T22"> nos indica que esa definición viene a continuación. Las palabras reservadas y caracteres especiales van entre comillas; el resto de las palabras, como </text:span><text:span text:style-name="Source_20_Text"><text:span text:style-name="T22">suite</text:span></text:span><text:span text:style-name="T22"> (bloque de sentencias) y </text:span><text:span text:style-name="Source_20_Text"><text:span text:style-name="T22">assignment_expression</text:span></text:span><text:span text:style-name="T22"> <text:s/>(expresión de asignación) son construcciones que debemos proveer nosotros, siguiendo también las reglas del lenguaje. </text:span><text:span text:style-name="T18">Lo encerrado entre paréntesis seguido de un asterisco </text:span><text:span text:style-name="Source_20_Text"><text:span text:style-name="T18">( )*</text:span></text:span><text:span text:style-name="T18"> </text:span><text:span text:style-name="T22">indica algo </text:span><text:span text:style-name="T18"><text:s/></text:span><text:soft-page-break/><text:span text:style-name="T18">opcional y </text:span><text:span text:style-name="T22">que </text:span><text:span text:style-name="T18">puede repetirse; el texto entre paréntesis rectos </text:span><text:span text:style-name="Source_20_Text"><text:span text:style-name="T18">[ ]</text:span></text:span><text:span text:style-name="T18"> <text:s/>es opcional </text:span><text:span text:style-name="T22">por una vez a lo más</text:span><text:span text:style-name="T18">. </text:span><text:span text:style-name="T20">La expresión </text:span><text:span text:style-name="T22">de asignación</text:span><text:span text:style-name="T20"> del </text:span><text:span text:style-name="Source_20_Text"><text:span text:style-name="T20">if</text:span></text:span><text:span text:style-name="T20"> y de los </text:span><text:span text:style-name="Source_20_Text"><text:span text:style-name="T20">elif</text:span></text:span><text:span text:style-name="T20"> </text:span><text:span text:style-name="T22">actúan como </text:span><text:span text:style-name="T20">condiciones, </text:span><text:span text:style-name="T22">deben </text:span><text:span text:style-name="T20">resulta</text:span><text:span text:style-name="T22">r</text:span><text:span text:style-name="T20"> en verdadero o falso; el bloque siguiente solo se ejecuta si el resultado es verdadero.</text:span><text:span text:style-name="T18"> </text:span><text:span text:style-name="T19">Estas convenciones forman parte del </text:span><text:span text:style-name="T3">metalenguaje</text:span><text:span text:style-name="T19">, el conjunto de símbolos y </text:span><text:span text:style-name="T22">la </text:span><text:span text:style-name="T19">forma en que se describe cómo deben escribirse las sentencias. </text:span></text:p>
      <text:p text:style-name="P29"><text:span text:style-name="T23">Observación: los bloques de sentencias deben escribirse indentados, dejando un número fijo de espacios al empezar el renglón (en español, </text:span><text:span text:style-name="T6">sangría</text:span><text:span text:style-name="T23">). </text:span><text:span text:style-name="T58">Se recomienda usar 4 espacios para cada bloque indentado.</text:span></text:p>
      <text:p text:style-name="P8"/>
      <text:p text:style-name="P10">La ayuda en línea con el comando <text:span text:style-name="Source_20_Text">help</text:span> está disponible para todas las sentencias. En esta unidad usaremos una notación simplificada para introducir la sintaxis.</text:p>
      <text:p text:style-name="P10"/>
      <text:h text:style-name="P49" text:outline-level="3"><text:bookmark-start text:name="__RefHeading___Toc575_3576056183"/><text:span text:style-name="T23">Sentencia </text:span><text:span text:style-name="Source_20_Text"><text:span text:style-name="T30">if</text:span></text:span><text:bookmark-end text:name="__RefHeading___Toc575_3576056183"/></text:h>
      <text:p text:style-name="P11"><text:span text:style-name="T32">Sintaxis, </text:span><text:span text:style-name="T37">del comando </text:span><text:span text:style-name="Source_20_Text"><text:span text:style-name="T37">help("if")</text:span></text:span><text:span text:style-name="T37"> e</text:span>n <text:span text:style-name="T61">notación</text:span> simplificad<text:span text:style-name="T61">a</text:span>:</text:p>
      <text:p text:style-name="Código">if <text:span text:style-name="T2">condición</text:span>:</text:p>
      <text:p text:style-name="Código"><text:s text:c="4"/><text:span text:style-name="T2">bloque de sentencias</text:span></text:p>
      <text:p text:style-name="Código">(elif <text:span text:style-name="T2">condición</text:span>:</text:p>
      <text:p text:style-name="Código"><text:s text:c="4"/><text:span text:style-name="T2">bloque de sentencias</text:span>)*</text:p>
      <text:p text:style-name="Código">[else:</text:p>
      <text:p text:style-name="Código"><text:s text:c="4"/><text:span text:style-name="T2">bloque de sentencias</text:span>]</text:p>
      <text:p text:style-name="P13"><text:span text:style-name="T24">Cada bloque </text:span><text:span text:style-name="T33">d</text:span><text:span text:style-name="T24">e sentencias se ejecuta solo si la condición bajo la cual se encuentra es verdadera. </text:span><text:span text:style-name="T33">El siguiente ejemplo determina si un número es par:</text:span></text:p>
      <text:p text:style-name="Código">num = input("Ingrese un número entero: ") <text:s text:c="3"/><text:span text:style-name="T33"># ingresa como string</text:span></text:p>
      <text:p text:style-name="Código">num = int(num) <text:s text:c="30"/><text:span text:style-name="T33"># convierte a entero</text:span></text:p>
      <text:p text:style-name="Código">if num % 2 == 0: <text:s text:c="28"/><text:span text:style-name="T33"># si el resto es 0...</text:span></text:p>
      <text:p text:style-name="Código"><text:s text:c="4"/>print(num, "es par") <text:s text:c="20"/><text:span text:style-name="T33">#</text:span> ...<text:span text:style-name="T33">entonces es par</text:span> <text:s/></text:p>
      <text:p text:style-name="Código">else: <text:s text:c="39"/><text:span text:style-name="T33"># else es opcional</text:span><text:span text:style-name="T61">; si no...</text:span></text:p>
      <text:p text:style-name="Código"><text:s text:c="4"/>print(num, "es impar")<text:span text:style-name="T61"> <text:s text:c="18"/># ... es impar</text:span></text:p>
      <text:p text:style-name="P13"><text:span text:style-name="T33">El siguiente ejemplo muestra la sintaxis completa, con varias alternativas</text:span><text:span text:style-name="T19">: </text:span></text:p>
      <text:p text:style-name="P32">dia = input("Día de la semana: ")</text:p>
      <text:p text:style-name="P32"/>
      <text:p text:style-name="P32">if dia == "sábado":</text:p>
      <text:p text:style-name="P32"><text:s text:c="4"/>print(dia, ": medio horario")</text:p>
      <text:p text:style-name="P32">elif dia == "domingo":</text:p>
      <text:p text:style-name="P32"><text:s text:c="4"/>print(dia, ": no laborable")</text:p>
      <text:p text:style-name="P32">elif dia == "1 de mayo" or dia == "25 de agosto":</text:p>
      <text:p text:style-name="P32"><text:s text:c="4"/>print(dia, ": feriado no laborable")</text:p>
      <text:p text:style-name="P32">elif dia in ["lunes", "martes", "miércoles", "jueves", "viernes"]:</text:p>
      <text:p text:style-name="P32"><text:s text:c="4"/>print(dia, ": laborable")</text:p>
      <text:p text:style-name="P32">else:</text:p>
      <text:p text:style-name="P32"><text:s text:c="4"/>print("No es un día válido:", dia)</text:p>
      <text:p text:style-name="P9"><text:span text:style-name="T25">Módulo</text:span><text:span text:style-name="T59">s</text:span><text:span text:style-name="T25"> ejemplo : </text:span><text:span text:style-name="Source_20_Text"><text:span text:style-name="T59">ifelse_demo.py</text:span></text:span><text:span text:style-name="T59">, </text:span><text:span text:style-name="T25"><text:s/></text:span><text:span text:style-name="Source_20_Text"><text:span text:style-name="T36">if_par.py</text:span></text:span><text:span text:style-name="T36">, </text:span><text:span text:style-name="T25"><text:s/></text:span><text:span text:style-name="Source_20_Text"><text:span text:style-name="T36">if_d</text:span></text:span><text:span text:style-name="Source_20_Text">iasemana.py</text:span>. </text:p>
      <text:p text:style-name="P2"/>
      <text:h text:style-name="P50" text:outline-level="3"><text:bookmark-start text:name="__RefHeading___Toc577_3576056183"/><text:span text:style-name="T15">Sentencia </text:span><text:span text:style-name="Source_20_Text"><text:span text:style-name="T29">while</text:span></text:span><text:bookmark-end text:name="__RefHeading___Toc577_3576056183"/></text:h>
      <text:p text:style-name="P4"><text:span text:style-name="T15">Sintaxis, </text:span><text:span text:style-name="T23">del comando</text:span><text:span text:style-name="T15"> </text:span><text:span text:style-name="Source_20_Text"><text:span text:style-name="T15">help("while")</text:span></text:span><text:span text:style-name="T15"> :</text:span></text:p>
      <text:p text:style-name="P33">while <text:span text:style-name="T7">condición</text:span><text:span text:style-name="T31">:</text:span></text:p>
      <text:p text:style-name="P33"><text:tab/><text:span text:style-name="T7">bloque de sentencias</text:span></text:p>
      <text:p text:style-name="P33"><text:span text:style-name="T31">[</text:span>else:</text:p>
      <text:p text:style-name="P33"><text:tab/><text:span text:style-name="T7">bloque de sentencias</text:span>]</text:p>
      <text:p text:style-name="P6"><text:span text:style-name="T15">El </text:span><text:span text:style-name="T17">primer </text:span><text:span text:style-name="T15">bloque de sentencias se ejecuta </text:span><text:span text:style-name="T61">reiteradamente </text:span><text:span text:style-name="T15">mientras la condición sea verdadera</text:span><text:span text:style-name="T17">. </text:span><text:span text:style-name="T31">S</text:span><text:span text:style-name="T17">i la cláusula opcional </text:span><text:span text:style-name="Source_20_Text"><text:span text:style-name="T17">else</text:span></text:span><text:span text:style-name="T17"> está presente, </text:span><text:span text:style-name="T34">en cuanto la condición deja de ser verdadera </text:span><text:span text:style-name="T17">se ejecuta el segundo bloque de sentencias, </text:span><text:span text:style-name="T31">solo una vez,</text:span><text:span text:style-name="T17"> antes de terminar</text:span><text:span text:style-name="T61"> la sentencia</text:span><text:span text:style-name="T17">.</text:span></text:p>
      <text:p text:style-name="P6"><text:soft-page-break/></text:p>
      <text:p text:style-name="P6"><text:span text:style-name="T17">Ejemplo sin </text:span><text:span text:style-name="Source_20_Text"><text:span text:style-name="T17">else</text:span></text:span><text:span text:style-name="T17">: <text:s/></text:span></text:p>
      <text:p text:style-name="P30">while cont &lt; 5:</text:p>
      <text:p text:style-name="P30"><text:tab/>print("Este mensaje se imprime 5 veces")</text:p>
      <text:p text:style-name="P30"><text:tab/>cont += 1 <text:s text:c="6"/># incrementa el contador</text:p>
      <text:p text:style-name="P7">El mismo ejemplo con <text:span text:style-name="Source_20_Text">else</text:span>:</text:p>
      <text:p text:style-name="P31">while cont &lt; 5:</text:p>
      <text:p text:style-name="P31"><text:tab/>print("Este mensaje se imprime 5 veces")</text:p>
      <text:p text:style-name="P31"><text:tab/>cont += 1 <text:s text:c="6"/># incrementa el contador</text:p>
      <text:p text:style-name="P31">else:</text:p>
      <text:p text:style-name="P31"><text:tab/>print("Bucle terminado")</text:p>
      <text:p text:style-name="P5"><text:span text:style-name="T31">Módulo e</text:span><text:span text:style-name="T16">jemplo: </text:span><text:span text:style-name="Source_20_Text"><text:span text:style-name="T16">while_</text:span></text:span><text:span text:style-name="Source_20_Text"><text:span text:style-name="T36">mensaje</text:span></text:span><text:span text:style-name="Source_20_Text"><text:span text:style-name="T16">.py</text:span></text:span><text:span text:style-name="T16">.</text:span></text:p>
      <text:p text:style-name="P5"/>
      <text:h text:style-name="Heading_20_3" text:outline-level="3"><text:bookmark-start text:name="__RefHeading___Toc579_3576056183"/>Sentencia <text:span text:style-name="Source_20_Text"><text:span text:style-name="T27">for</text:span></text:span><text:bookmark-end text:name="__RefHeading___Toc579_3576056183"/></text:h>
      <text:p text:style-name="P12">Sintaxis, <text:span text:style-name="T61">versión simplificada </text:span><text:span text:style-name="T37">del comando </text:span><text:span text:style-name="Source_20_Text"><text:span text:style-name="T37">help("for")</text:span></text:span>:</text:p>
      <text:p text:style-name="Código">for <text:span text:style-name="T2">elemento</text:span><text:span text:style-name="T12"> </text:span><text:span text:style-name="T13">in </text:span><text:span text:style-name="T2">secuencia</text:span><text:span text:style-name="T12">:</text:span></text:p>
      <text:p text:style-name="P36"><text:s text:c="4"/>bloque de sentencias</text:p>
      <text:p text:style-name="P34"><text:span text:style-name="T16">e</text:span>lse:</text:p>
      <text:p text:style-name="P37"><text:s text:c="4"/>bloque de sentencias</text:p>
      <text:p text:style-name="Standard">El bloque de sentencias se ejecuta para cada uno de los elementos de la secuencia. <text:span text:style-name="T35">Si la cláusula opcional </text:span><text:span text:style-name="Source_20_Text"><text:span text:style-name="T35">else</text:span></text:span><text:span text:style-name="T35"> está presente, se ejecuta el segundo bloque de sentencias, una sola vez, antes de terminar.</text:span></text:p>
      <text:p text:style-name="P14">Ejemplo sin <text:span text:style-name="Source_20_Text">else</text:span>:</text:p>
      <text:p text:style-name="Código">estaciones = ["primavera", "verano", "otoño", "invierno"]</text:p>
      <text:p text:style-name="Código">for estacion in estaciones:</text:p>
      <text:p text:style-name="Código"><text:tab/>print(estacion)</text:p>
      <text:p text:style-name="P14">El mismo ejemplo con else:</text:p>
      <text:p text:style-name="P35">estaciones = ["primavera", "verano", "otoño", "invierno"]</text:p>
      <text:p text:style-name="P35">for estacion in estaciones:</text:p>
      <text:p text:style-name="Código"><text:tab/>print(estacion)</text:p>
      <text:p text:style-name="Código">else:</text:p>
      <text:p text:style-name="Código"><text:tab/>print("estas son todas las estaciones")</text:p>
      <text:p text:style-name="P14">Módulo<text:span text:style-name="T59">s</text:span> ejemplo: <text:span text:style-name="Source_20_Text"><text:span text:style-name="T59">for_lista,</text:span></text:span> <text:span text:style-name="Source_20_Text"><text:span text:style-name="T36">for_e</text:span></text:span><text:span text:style-name="Source_20_Text">staciones.py</text:span>.</text:p>
      <text:p text:style-name="P14"/>
      <text:h text:style-name="Heading_20_3" text:outline-level="3"><text:bookmark-start text:name="__RefHeading___Toc603_3576056183"/>Sentencia <text:span text:style-name="Source_20_Text"><text:span text:style-name="T27">range</text:span></text:span><text:bookmark-end text:name="__RefHeading___Toc603_3576056183"/></text:h>
      <text:p text:style-name="P16"><text:span text:style-name="T37">Sintaxis, del comando </text:span><text:span text:style-name="Source_20_Text"><text:span text:style-name="T37">help("range")</text:span></text:span><text:span text:style-name="T37">:</text:span></text:p>
      <text:p text:style-name="Código">range(fin) </text:p>
      <text:p text:style-name="Código">range(inicio, fin, [paso])</text:p>
      <text:p text:style-name="P16"><text:span text:style-name="T37">Devuelve un objeto </text:span><text:span text:style-name="Source_20_Text"><text:span text:style-name="T37">range</text:span></text:span><text:span text:style-name="T37"> que produce una secuencia de números enteros, desde </text:span><text:span text:style-name="Source_20_Text"><text:span text:style-name="T8">inicio</text:span></text:span><text:span text:style-name="T37"> inclusive hasta </text:span><text:span text:style-name="Source_20_Text"><text:span text:style-name="T8">fin</text:span></text:span><text:span text:style-name="T37"> (no incluído), incrementado en </text:span><text:span text:style-name="Source_20_Text"><text:span text:style-name="T8">paso</text:span></text:span><text:span text:style-name="T37">. </text:span><text:span text:style-name="T61"><text:s/>Si se omite </text:span><text:span text:style-name="Source_20_Text"><text:span text:style-name="T9">paso</text:span></text:span><text:span text:style-name="T61">, su valor es 1.</text:span></text:p>
      <text:p text:style-name="P18">Ejemplos:</text:p>
      <text:p text:style-name="Código">for i in range(5): <text:s text:c="8"/># i recorre 0 1 2 3 4 </text:p>
      <text:p text:style-name="Código"><text:tab/>print(i, end=" ")</text:p>
      <text:p text:style-name="Código">for i in range(5, 10): <text:s text:c="4"/># i recorre 5 6 7 8 9 </text:p>
      <text:p text:style-name="Código"><text:tab/>print(i, end=" ")</text:p>
      <text:p text:style-name="Código">for i in range(5, 15, 2): <text:s/># i recvorre 5 7 9 11 13 </text:p>
      <text:p text:style-name="Código"><text:tab/>print(i, end=" ")</text:p>
      <text:p text:style-name="P18"><text:span text:style-name="T39">La sentencia </text:span><text:span text:style-name="Source_20_Text"><text:span text:style-name="T14">range</text:span></text:span><text:span text:style-name="T39"> puede usarse para recorrer una lista:</text:span></text:p>
      <text:p text:style-name="P39">estaciones = ["primavera", "verano", "otoño", "invierno"]</text:p>
      <text:p text:style-name="P39"><text:soft-page-break/>for <text:span text:style-name="T39">i in range(le</text:span>n<text:span text:style-name="T39">(</text:span>estaciones<text:span text:style-name="T39">))</text:span>: <text:s/><text:span text:style-name="T39"># i de 0 a largo de lista - 1</text:span></text:p>
      <text:p text:style-name="P38"><text:s text:c="4"/>print(estacion<text:span text:style-name="T39">es[i]</text:span>) <text:s text:c="9"/><text:span text:style-name="T39"># imprime posición i en la lista</text:span></text:p>
      <text:p text:style-name="P19">Si bien lo anterior funciona, para recorrer una lista es más claro usar <text:span text:style-name="Source_20_Text">for </text:span><text:span text:style-name="Source_20_Text"><text:span text:style-name="T2">item</text:span></text:span><text:span text:style-name="Source_20_Text"> in </text:span><text:span text:style-name="Source_20_Text"><text:span text:style-name="T2">lista</text:span></text:span><text:span text:style-name="Source_20_Text">:</text:span><text:span text:style-name="T61">, </text:span><text:s/>como se mostró en la sección anterior sobre la sentencia <text:span text:style-name="Source_20_Text">for</text:span>.</text:p>
      <text:p text:style-name="P19"/>
      <text:p text:style-name="P15">Módulo ejemplo: <text:span text:style-name="Source_20_Text"><text:span text:style-name="T36">r</text:span></text:span><text:span text:style-name="Source_20_Text"><text:span text:style-name="T38">ange</text:span></text:span><text:span text:style-name="Source_20_Text"><text:span text:style-name="T36">_</text:span></text:span><text:span text:style-name="Source_20_Text"><text:span text:style-name="T38">secuencias</text:span></text:span><text:span text:style-name="Source_20_Text">.py</text:span>.</text:p>
      <text:p text:style-name="P15"/>
      <text:h text:style-name="Heading_20_3" text:outline-level="3"><text:bookmark-start text:name="__RefHeading___Toc605_3576056183"/>Sentencia<text:span text:style-name="T63">s</text:span> <text:span text:style-name="Source_20_Text"><text:span text:style-name="T28">break</text:span></text:span><text:span text:style-name="T26"> y </text:span><text:span text:style-name="Source_20_Text"><text:span text:style-name="T28">continue</text:span></text:span><text:bookmark-end text:name="__RefHeading___Toc605_3576056183"/></text:h>
      <text:p text:style-name="P17"><text:span text:style-name="T40">La sentencia </text:span><text:span text:style-name="Source_20_Text"><text:span text:style-name="T40">break</text:span></text:span><text:span text:style-name="T40"> solo puede aparecer en un bucle o lazo repetitivo como </text:span><text:span text:style-name="Source_20_Text"><text:span text:style-name="T40">for</text:span></text:span><text:span text:style-name="T40"> o </text:span><text:span text:style-name="Source_20_Text"><text:span text:style-name="T40">while</text:span></text:span><text:span text:style-name="T40">: termina inmediatamente la ejecución del bucle y continúa con la sentencia siguiente al </text:span><text:span text:style-name="Source_20_Text"><text:span text:style-name="T40">for</text:span></text:span><text:span text:style-name="T40"> o </text:span><text:span text:style-name="Source_20_Text"><text:span text:style-name="T40">while</text:span></text:span><text:span text:style-name="T40">. Es útil para evitar continuar ejecutando el bucle cuando ya se cumplió alguna condición.</text:span></text:p>
      <text:p text:style-name="Código"># break_frutas.py: pide un nombre de fruta y lo busca en una lista</text:p>
      <text:p text:style-name="Código"/>
      <text:p text:style-name="Código">frutas = ['uva', 'pera', 'melón', 'manzana', 'banana', 'naranja', 'palta', \</text:p>
      <text:p text:style-name="Código"><text:s text:c="2"/>'sandía', 'kiwi']</text:p>
      <text:p text:style-name="Código"/>
      <text:p text:style-name="Código">buscada = input("Fruta a buscar: ")</text:p>
      <text:p text:style-name="Código">buscada = buscada.lower() <text:s/># convierte a minúscula, por si vino en mayúscula</text:p>
      <text:p text:style-name="Código"/>
      <text:p text:style-name="Código">hallado = False</text:p>
      <text:p text:style-name="Código"/>
      <text:p text:style-name="Código">for fr in frutas:</text:p>
      <text:p text:style-name="Código"><text:s text:c="2"/>if fr == buscada:</text:p>
      <text:p text:style-name="Código"><text:s text:c="4"/>hallado = True;</text:p>
      <text:p text:style-name="Código"><text:s text:c="4"/>break <text:s text:c="10"/># evita continuar recorriendo la lista inútilmente</text:p>
      <text:p text:style-name="Código"/>
      <text:p text:style-name="Código">if hallado:</text:p>
      <text:p text:style-name="Código"><text:s text:c="2"/>print ("'" + buscada + "'" + " está en la lista")</text:p>
      <text:p text:style-name="Código">else:</text:p>
      <text:p text:style-name="Código"><text:s text:c="2"/>print ("'" + buscada + "'" + " no está en la lista")</text:p>
      <text:p text:style-name="P20">Análogamente, la sentencia <text:span text:style-name="Source_20_Text">continue</text:span> solo puede aparecer en un bucle o lazo repetitivo como <text:span text:style-name="Source_20_Text">for</text:span> o <text:span text:style-name="Source_20_Text">while</text:span>: en cuanto aparece, se pasa al siguiente item en el bucle, sin ejecutar el resto del bloque contenido dentro del <text:span text:style-name="Source_20_Text">for</text:span> o <text:span text:style-name="Source_20_Text">while</text:span>. Es útil para evitar procesamiento innecesario dentro del bucle cuando se ha cumplido una condición.</text:p>
      <text:p text:style-name="P40"># continue_letras.py: cuenta la cantidad de letras 'p' o 'P' en un texto.</text:p>
      <text:p text:style-name="P40"/>
      <text:p text:style-name="P40">palabras = "Pedro Picapiedra padre picado pePino malpaso paPa paleta tapado"</text:p>
      <text:p text:style-name="Código">cant = 0 <text:s text:c="6"/><text:span text:style-name="T44"># cantidad de p o P encontradas</text:span></text:p>
      <text:p text:style-name="Código"/>
      <text:p text:style-name="Código">for lt in palabras:</text:p>
      <text:p text:style-name="Código"><text:s text:c="2"/>if lt != 'p' and lt != 'P':</text:p>
      <text:p text:style-name="Código"><text:s text:c="4"/>continue <text:s text:c="2"/><text:span text:style-name="T44"># vuelve al lazo repetitivo, en el siguiente item</text:span></text:p>
      <text:p text:style-name="Código"><text:s text:c="2"/>cant += 1 <text:s text:c="3"/># incrementa la cantidad encontrada</text:p>
      <text:p text:style-name="Código"/>
      <text:p text:style-name="Código">print("Hay " + str(cant) + " letras 'p' o 'P' en el texto:")</text:p>
      <text:p text:style-name="Código">print(" <text:s text:c="2"/>'" + palabras + "'")</text:p>
      <text:p text:style-name="P20"/>
      <text:p text:style-name="P21">Módulos ejemplo: <text:span text:style-name="Source_20_Text">break_frutas.py</text:span>, <text:span text:style-name="Source_20_Text">continue_letras.py</text:span>.</text:p>
      <text:h text:style-name="P51" text:outline-level="3"><text:bookmark-start text:name="__RefHeading___Toc607_3576056183"/>Sentencia <text:span text:style-name="Source_20_Text"><text:span text:style-name="T28">pass</text:span></text:span><text:bookmark-end text:name="__RefHeading___Toc607_3576056183"/></text:h>
      <text:p text:style-name="P17"><text:span text:style-name="T41">La sentencia </text:span><text:span text:style-name="Source_20_Text"><text:span text:style-name="T41">pass</text:span></text:span><text:span text:style-name="T41"> no hace nada, solo se la usa cuando la sintaxis requiere una sentencia, pero no es necesario hacer nada en ese punto.</text:span></text:p>
      <text:p text:style-name="P17"/>
      <text:p text:style-name="P22">Módulo ejemplo: <text:span text:style-name="Source_20_Text">for_while_demo.py</text:span>.</text:p>
      <text:h text:style-name="P51" text:outline-level="3"><text:bookmark-start text:name="__RefHeading___Toc609_3576056183"/><text:soft-page-break/><text:span text:style-name="T26">Sentencia </text:span><text:span text:style-name="Source_20_Text"><text:span text:style-name="T27">match</text:span></text:span><text:bookmark-end text:name="__RefHeading___Toc609_3576056183"/></text:h>
      <text:p text:style-name="Standard"><text:span text:style-name="T42">Incorporada en Python 3.10; </text:span><text:span text:style-name="T43">no la tratamos aquí</text:span><text:span text:style-name="T42">. </text:span><text:span text:style-name="T43">Muchas distribuciones vienen aún con la versión 3.8, donde esta sentencia aún no está incluida.</text:span></text:p>
      <text:p text:style-name="P1"/>
      <text:h text:style-name="Heading_20_3" text:outline-level="3"><text:bookmark-start text:name="__RefHeading___Toc1088_635396442"/>Ejercicios<text:bookmark-end text:name="__RefHeading___Toc1088_635396442"/></text:h>
      <text:list xml:id="list3390461525" text:style-name="L2">
        <text:list-item>
          <text:p text:style-name="P53">Estudia y corre los programas ejemplo de este capítulo.</text:p>
          <text:p text:style-name="P53"/>
        </text:list-item>
        <text:list-item>
          <text:p text:style-name="P53">Estudia y corre el ejemplo <text:span text:style-name="Source_20_Text">while_</text:span><text:span text:style-name="Source_20_Text"><text:span text:style-name="T45">copia</text:span></text:span><text:span text:style-name="Source_20_Text">.py</text:span>. Agrega al ejemplo una cláusula <text:span text:style-name="Source_20_Text">else</text:span>.</text:p>
        </text:list-item>
      </text:list>
      <text:p text:style-name="Standard"/>
      <text:list xml:id="list173551481593564" text:continue-numbering="true" text:style-name="L2">
        <text:list-item>
          <text:p text:style-name="P54">Arma una lista <text:span text:style-name="Source_20_Text">ls_meses</text:span> con los nombres de los meses del año. Escribe código para:</text:p>
          <text:list>
            <text:list-item>
              <text:p text:style-name="P54">Recorrer la lista con <text:span text:style-name="Source_20_Text">for</text:span>, usando una variable de caracteres llamada <text:span text:style-name="Source_20_Text">mes</text:span>.</text:p>
            </text:list-item>
            <text:list-item>
              <text:p text:style-name="P54">Recorrer la lista con <text:span text:style-name="Source_20_Text">for</text:span>, usando como índice un entero <text:span text:style-name="Source_20_Text">nro_mes</text:span> y la función <text:span text:style-name="Source_20_Text">len</text:span>.</text:p>
            </text:list-item>
            <text:list-item>
              <text:p text:style-name="P54">¿Cómo puedes hacer para recorrer la lista usando <text:span text:style-name="Source_20_Text">while</text:span>? </text:p>
            </text:list-item>
            <text:list-item>
              <text:p text:style-name="P55">Examina ahora el ejemplo <text:span text:style-name="Source_20_Text">if_nromes.py</text:span>.</text:p>
            </text:list-item>
          </text:list>
        </text:list-item>
      </text:list>
      <text:p text:style-name="P23"/>
      <text:list xml:id="list173550143904485" text:continue-numbering="true" text:style-name="L2">
        <text:list-item>
          <text:p text:style-name="P56">Escribe código para:</text:p>
          <text:list>
            <text:list-item>
              <text:p text:style-name="P57">Mostrar los números del 0 al 10.</text:p>
            </text:list-item>
            <text:list-item>
              <text:p text:style-name="P57">Mostrar los números del 0 al 10 de 2 en 2.</text:p>
            </text:list-item>
            <text:list-item>
              <text:p text:style-name="P57">Mostrar los números del 10 al 30.</text:p>
            </text:list-item>
            <text:list-item>
              <text:p text:style-name="P57">Mostrar los números del 10 al 30 crecientes de a 2.</text:p>
            </text:list-item>
            <text:list-item>
              <text:p text:style-name="P57">Mostrar los números del 30 al 10 decrecientes de a 2.</text:p>
            </text:list-item>
          </text:list>
        </text:list-item>
      </text:list>
      <text:p text:style-name="P24"/>
      <text:list xml:id="list173550359437302" text:continue-numbering="true" text:style-name="L2">
        <text:list-item>
          <text:p text:style-name="P58">La función <text:span text:style-name="Source_20_Text">random</text:span> del módulo <text:span text:style-name="Source_20_Text">random</text:span> produce números aleatorios entre 0.0 y 1.0. El siguiente código genera <text:span text:style-name="T47">una lista de</text:span> números aleatorios entre 0 y 100:</text:p>
        </text:list-item>
      </text:list>
      <text:p text:style-name="Código">from random import random <text:s text:c="3"/># generador aleatorio entre 0 y 1</text:p>
      <text:p text:style-name="Código">ls_nros = [] <text:s text:c="16"/># lista vacía</text:p>
      <text:p text:style-name="Código">for i in range(<text:span text:style-name="T47">3</text:span>0):</text:p>
      <text:p text:style-name="Código"><text:s text:c="4"/>nro_decimal = random() <text:s text:c="14"/># nro aleatorio entre <text:span text:style-name="T62">0</text:span>.0 y 1.0</text:p>
      <text:p text:style-name="Código"><text:s text:c="4"/>nro_entero = int(nro_decimal * 100) <text:s/># entero entre 0 y 99</text:p>
      <text:p text:style-name="Código"><text:s text:c="4"/>ls_nros = ls_nros + [nro_entero] <text:s text:c="4"/># agrega entero a la lista</text:p>
      <text:p text:style-name="Código">print(ls_nros)</text:p>
      <text:list xml:id="list2529086773" text:style-name="L3">
        <text:list-item>
          <text:p text:style-name="P59"><text:span text:style-name="T46">Escribir un programa que pida un número entero entre 0 y 100, y busque en la lista ese número. En cuanto lo encuentre, salir del lazo. </text:span><text:span text:style-name="T47">Si no lo encuentra, deberá escribir un mensaje apropiado.</text:span></text:p>
        </text:list-item>
        <text:list-item>
          <text:p text:style-name="P60">Lo mismo, pero mostrando todas las apariciones del número ingresado.</text:p>
        </text:list-item>
      </text:list>
      <text:p text:style-name="P42"/>
      <text:list xml:id="list173550739169170" text:continue-list="list173550359437302" text:style-name="L2">
        <text:list-item>
          <text:p text:style-name="P58"><text:span text:style-name="T48">La lista anterior de números aleatorios puede ordenarse escribiendo </text:span><text:span text:style-name="Source_20_Text"><text:span text:style-name="T48">ls_nros.sort()</text:span></text:span><text:span text:style-name="T48">. Escribir un programa que pida un entero entre 0 y 10</text:span><text:span text:style-name="T49">0</text:span><text:span text:style-name="T48">, y lo busque recorriendo la lista ordenada. Al encontrar el número pedido en la lista, salir del lazo inmediatamente (sentencia </text:span><text:span text:style-name="Source_20_Text"><text:span text:style-name="T48">break</text:span></text:span><text:span text:style-name="T48">). Al verificar que un número de la listan no es el buscado, continuar inmediatamente con el siguiente número en la lista (sentencia </text:span><text:span text:style-name="Source_20_Text"><text:span text:style-name="T48">continue</text:span></text:span><text:span text:style-name="T48">). Si el número biscado no está en la lista, imprimir un mensaje adecuado.</text:span></text:p>
          <text:p text:style-name="P58"/>
        </text:list-item>
        <text:list-item>
          <text:p text:style-name="P61">Estudia y corre el programa ejemplo <text:span text:style-name="Source_20_Text">multiplos.py</text:span>. <text:span text:style-name="T49">Pide por ejemplo buscar múltiplos de 13, en cantidad de </text:span><text:span text:style-name="T50">2</text:span><text:span text:style-name="T49">, 10 y </text:span><text:span text:style-name="T51">2</text:span><text:span text:style-name="T52">0</text:span><text:span text:style-name="T49">, </text:span><text:span text:style-name="T50">y luego múltiplos de 130 (no habrá)</text:span><text:span text:style-name="T49">. </text:span>Observa especialmente el uso de <text:span text:style-name="Source_20_Text">break</text:span>, <text:span text:style-name="Source_20_Text">continue</text:span> y <text:span text:style-name="Source_20_Text">pass</text:span>, así como el <text:span text:style-name="Source_20_Text">else</text:span> en el <text:span text:style-name="Source_20_Text">for</text:span>.</text:p>
          <text:p text:style-name="P61"/>
        </text:list-item>
        <text:list-item>
          <text:p text:style-name="P62">Considera nuevamente el ejemplo <text:span text:style-name="Source_20_Text">multiplos.py</text:span>. Busca un conjunto de múltiplos y cantidad de apariciones para probar todas las posibilidades del programa: que el múltiplo aparezca las veces pedidas, que aparezca pero no en la cantidad pedida, que no aparezca. <text:soft-page-break/>Diselar un conjunto de pruebas que cubra todas las posibilidades es un requerimiento <text:span text:style-name="T53">imprescindible y </text:span>no trivial para el desarrollo de software.</text:p>
        </text:list-item>
      </text:list>
      <text:p text:style-name="P25"/>
      <text:p text:style-name="P25"/>
      <text:p text:style-name="P25"/>
      <text:p text:style-name="P43"/>
      <table:table table:name="Tabla2" table:style-name="Tabla2">
        <table:table-column table:style-name="Tabla2.A"/>
        <table:table-column table:style-name="Tabla2.B"/>
        <table:table-row table:style-name="TableLine94105588873552">
          <table:table-cell table:style-name="Tabla2.A1" office:value-type="string">
            <text:p text:style-name="P44"><draw:frame draw:style-name="fr1" draw:name="Imagen3" text:anchor-type="paragraph" svg:width="2.999cm" svg:height="1.048cm" draw:z-index="0"><draw:image xlink:href="Pictures/10000201000001930000008DB643D2C7360249B9.png" xlink:type="simple" xlink:show="embed" xlink:actuate="onLoad" loext:mime-type="image/png"/></draw:frame></text:p>
          </table:table-cell>
          <table:table-cell table:style-name="Tabla2.A1" office:value-type="string">
            <text:p text:style-name="P46"><text:span text:style-name="T56">Copyright: </text:span>Victor Gonzalez-Barbone.<text:line-break/>Esta obra s<text:span text:style-name="T57">e</text:span> <text:span text:style-name="T56">publicada </text:span>bajo una Licencia Creative Commons Atribución-CompartirIgual 4.0 Internacional.</text:p>
            <text:p text:style-name="P45">This work is licensed under the Creative Commons Attribution-ShareAlike 4.0 International License. To view a copy of this license, visit <text:a xlink:type="simple" xlink:href="http://creativecommons.org/licenses/by-sa/4.0/" office:name="Creative Commons By-SA License" text:style-name="Internet_20_link" text:visited-style-name="Visited_20_Internet_20_Link">http://creativecommons.org/licenses/by-sa/4.0/</text:a> or send a letter to Creative Commons, PO Box 1866, Mountain View, CA 94042, USA.</text:p>
          </table:table-cell>
        </table:table-row>
      </table:table>
      <text:p text:style-name="P28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SC1" svg:font-family="'Noto Sans Mono CJK SC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ódigo" style:family="paragraph" style:parent-style-name="Standard">
      <loext:graphic-properties draw:fill="solid" draw:fill-color="#dee6ef"/>
      <style:paragraph-properties fo:margin-left="0.741cm" fo:margin-right="0cm" fo:margin-top="0.199cm" fo:margin-bottom="0.199cm" loext:contextual-spacing="true" fo:text-indent="0cm" style:auto-text-indent="false" fo:background-color="#dee6ef"/>
      <style:text-properties style:font-name="Liberation Mono" fo:font-family="'Liberation Mono'" style:font-family-generic="modern" style:font-pitch="fixed" fo:font-size="10pt" officeooo:rsid="00361f0f" style:font-size-asian="9pt" style:font-size-complex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xample" style:family="text">
      <style:text-properties style:font-name="Liberation Mono1" fo:font-family="'Liberation Mono'" style:font-style-name="Normal" style:font-family-generic="modern" style:font-pitch="fixed" fo:font-size="12pt" style:font-name-asian="Noto Sans Mono CJK SC1" style:font-family-asian="'Noto Sans Mono CJK SC'" style:font-style-name-asian="Normal" style:font-family-generic-asian="swiss" style:font-pitch-asian="variable" style:font-name-complex="Liberation Mono1" style:font-family-complex="'Liberation Mono'" style:font-style-name-complex="Normal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fo:background-color="#dee6ef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8:32:23.480934610</meta:creation-date>
    <dc:date>2022-04-18T17:35:49.415914336</dc:date>
    <meta:editing-duration>P1DT15H49M23S</meta:editing-duration>
    <meta:editing-cycles>106</meta:editing-cycles>
    <meta:generator>LibreOffice/6.4.7.2$Linux_X86_64 LibreOffice_project/40$Build-2</meta:generator>
    <dc:creator>Víctor González Barbone</dc:creator>
    <meta:document-statistic meta:table-count="1" meta:image-count="1" meta:object-count="0" meta:page-count="6" meta:paragraph-count="167" meta:word-count="1870" meta:character-count="11620" meta:non-whitespace-character-count="9558"/>
  </office:meta>
</office:document-meta>
</file>